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6e0" officeooo:paragraph-rsid="001a96e0"/>
    </style:style>
    <style:style style:name="P2" style:family="paragraph" style:parent-style-name="Standard">
      <style:text-properties fo:font-size="14pt" fo:font-weight="bold" officeooo:rsid="001a96e0" officeooo:paragraph-rsid="001a96e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a96e0" officeooo:paragraph-rsid="001a96e0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paragraph-rsid="001a96e0"/>
    </style:style>
    <style:style style:name="P5" style:family="paragraph" style:parent-style-name="Standard">
      <style:text-properties fo:font-weight="bold" officeooo:rsid="001a96e0" officeooo:paragraph-rsid="001a96e0" style:font-weight-asian="bold" style:font-weight-complex="bold"/>
    </style:style>
    <style:style style:name="P6" style:family="paragraph" style:parent-style-name="Standard">
      <style:text-properties fo:font-weight="bold" officeooo:rsid="001b0c45" officeooo:paragraph-rsid="001b0c45" style:font-weight-asian="bold" style:font-weight-complex="bold"/>
    </style:style>
    <style:style style:name="P7" style:family="paragraph" style:parent-style-name="Standard">
      <style:text-properties fo:font-weight="bold" officeooo:rsid="001d7e05" officeooo:paragraph-rsid="001d7e05" style:font-weight-asian="bold" style:font-weight-complex="bold"/>
    </style:style>
    <style:style style:name="P8" style:family="paragraph" style:parent-style-name="Standard">
      <style:text-properties fo:font-weight="normal" officeooo:rsid="001a96e0" officeooo:paragraph-rsid="001a96e0" style:font-weight-asian="normal" style:font-weight-complex="normal"/>
    </style:style>
    <style:style style:name="P9" style:family="paragraph" style:parent-style-name="Standard">
      <style:text-properties fo:font-weight="normal" officeooo:rsid="001b0c45" officeooo:paragraph-rsid="001b0c45" style:font-weight-asian="normal" style:font-weight-complex="normal"/>
    </style:style>
    <style:style style:name="P10" style:family="paragraph" style:parent-style-name="Standard">
      <style:text-properties fo:font-weight="normal" officeooo:rsid="001ed294" officeooo:paragraph-rsid="001ed294" style:font-weight-asian="normal" style:font-weight-complex="normal"/>
    </style:style>
    <style:style style:name="P11" style:family="paragraph" style:parent-style-name="Standard">
      <style:text-properties fo:font-weight="normal" officeooo:rsid="001ee989" officeooo:paragraph-rsid="001ee98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ffff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a96e0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a96e0" style:font-size-asian="14pt" style:font-size-complex="14pt"/>
    </style:style>
    <style:style style:name="T7" style:family="text">
      <style:text-properties officeooo:rsid="001b0c45"/>
    </style:style>
    <style:style style:name="T8" style:family="text">
      <style:text-properties fo:color="#bf0041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ytm</text:p>
      <text:p text:style-name="P3">1. Tree Reverse Order Traversal</text:p>
      <text:p text:style-name="P3">2. Mutex</text:p>
      <text:p text:style-name="P3">3. Semaphore</text:p>
      <text:p text:style-name="P3">4. <text:span text:style-name="T7">google.com ==&gt;&gt; exact location</text:span></text:p>
      <text:p text:style-name="P2"/>
      <text:p text:style-name="P2">Cleartrip<text:tab/></text:p>
      <text:p text:style-name="P2"><text:span text:style-name="T1">1. SpringBoot Application</text:span></text:p>
      <text:p text:style-name="P4"><text:span text:style-name="T4">2. No.of min platforms</text:span></text:p>
      <text:p text:style-name="P1"><text:span text:style-name="T3">3. Nearest Smaller elements on left</text:span></text:p>
      <text:p text:style-name="P1"><text:span text:style-name="T3"/></text:p>
      <text:p text:style-name="P5"><text:span text:style-name="T5">TCS</text:span></text:p>
      <text:p text:style-name="P8"><text:span text:style-name="T5">1. @Controller vs @RestController</text:span></text:p>
      <text:p text:style-name="P8"><text:span text:style-name="T5">2. use of @SpringBootApplication</text:span></text:p>
      <text:p text:style-name="P8"><text:span text:style-name="T5">3. List vs Set</text:span></text:p>
      <text:p text:style-name="P8"><text:span text:style-name="T5">4. concurrentHashMap vs synchronizedHashMap</text:span></text:p>
      <text:p text:style-name="P8"><text:span text:style-name="T5">5. ServiceDiscovery</text:span></text:p>
      <text:p text:style-name="P8"><text:span text:style-name="T5">6. Eureka</text:span></text:p>
      <text:p text:style-name="P8"><text:span text:style-name="T5">7. @ControllerAdvice</text:span></text:p>
      <text:p text:style-name="P8"><text:span text:style-name="T5">8. Functional Interface</text:span></text:p>
      <text:p text:style-name="P8"><text:span text:style-name="T5">9. Mysql vs Nosql</text:span></text:p>
      <text:p text:style-name="P8"><text:span text:style-name="T5">10. OOPS</text:span></text:p>
      <text:p text:style-name="P8"><text:span text:style-name="T5">11. Overloading vs overriding vs methodhiding</text:span></text:p>
      <text:p text:style-name="P8"><text:span text:style-name="T5"/></text:p>
      <text:p text:style-name="P6"><text:span text:style-name="T5">DPWorld</text:span></text:p>
      <text:p text:style-name="P9"><text:span text:style-name="T5">1. Beautiful Segment</text:span></text:p>
      <text:p text:style-name="P9"><text:span text:style-name="T5">2. </text:span><text:span text:style-name="T8">Game Segment</text:span></text:p>
      <text:p text:style-name="P8"><text:span text:style-name="T5"/></text:p>
      <text:p text:style-name="P5"><text:span text:style-name="T5">Bandhoo</text:span></text:p>
      <text:p text:style-name="P8"><text:span text:style-name="T5">1. String reverse using recurssion</text:span></text:p>
      <text:p text:style-name="P8"><text:span text:style-name="T5">2. Find min and max with min number of comparisions</text:span></text:p>
      <text:p text:style-name="P8"><text:span text:style-name="T5">3. OOPS vs procedureal language</text:span></text:p>
      <text:p text:style-name="P9"><text:span text:style-name="T5">4. Visitor pattern</text:span></text:p>
      <text:p text:style-name="P9"><text:span text:style-name="T5"/></text:p>
      <text:p text:style-name="P7"><text:span text:style-name="T5">UpGrad</text:span></text:p>
      <text:p text:style-name="P10"><text:span text:style-name="T5">1. </text:span><text:span text:style-name="T6">OOPS vs procedureal language</text:span></text:p>
      <text:p text:style-name="P10"><text:span text:style-name="T6">2. </text:span><text:span text:style-name="T5">Collection</text:span></text:p>
      <text:p text:style-name="P11"><text:span text:style-name="T5">3. Java Stream Sorted()</text:span></text:p>
      <text:p text:style-name="P10"><text:span text:style-name="T5">3. Mysql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3:35:17.220779668</meta:creation-date>
    <dc:date>2021-08-13T19:45:01.121943105</dc:date>
    <meta:editing-duration>PT3H1M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34" meta:word-count="112" meta:character-count="711" meta:non-whitespace-character-count="632"/>
  </office:meta>
</office:document-meta>
</file>